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normal" style:master-page-name="Standard">
      <style:paragraph-properties fo:margin-left="0in" fo:line-height="200%" fo:text-align="center" style:justify-single-word="false" fo:text-indent="0.5in" style:auto-text-indent="false" style:page-number="1"/>
    </style:style>
    <style:style style:name="P2" style:family="paragraph" style:parent-style-name="normal">
      <style:paragraph-properties fo:margin-left="0in" fo:line-height="200%" fo:text-align="center" style:justify-single-word="false" fo:text-indent="0.5in" style:auto-text-indent="false"/>
    </style:style>
    <style:style style:name="P3" style:family="paragraph" style:parent-style-name="normal">
      <style:paragraph-properties fo:margin-left="0in" fo:line-height="200%" fo:text-indent="0.5in" style:auto-text-indent="false"/>
    </style:style>
    <style:style style:name="T1" style:family="text">
      <style:text-properties fo:font-weight="bold" style:font-weight-asian="bold"/>
    </style:style>
    <style:style style:name="T2" style:family="text">
      <style:text-properties fo:color="#001320" loext:opacity="100%" fo:font-family="Roboto" style:font-family-generic="roman" style:font-pitch="variable" fo:font-size="12pt" style:font-family-asian="Roboto" style:font-family-generic-asian="system" style:font-pitch-asian="variable" style:font-size-asian="12pt" style:font-family-complex="Roboto" style:font-family-generic-complex="system" style:font-pitch-complex="variable"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26:4-5</text:p>
      <text:p text:style-name="P2" loext:marker-style-name="T1"><text:span text:style-name="T1">4. Don’t answer the foolish arguments of fools, or you will become as foolish as they are.</text:span><text:span text:style-name="T1"/></text:p>
      <text:p text:style-name="P2" loext:marker-style-name="T1"><text:span text:style-name="T1">5. Be sure to answer the foolish arguments of fools, or they will become wise in their own estimation.</text:span><text:span text:style-name="T1"/></text:p>
      <text:p text:style-name="P3">The world will say “How can you believe a book with so many contradictions?” Things like love your neighbor, but eye for an eye, or Treat others the way you want to be treated, but shake the dust off of your feet if they reject the gospel. They will undoubtedly point to this passage where they will say it is an obvious contradiction. The problem with such arguments is that they lack depth and knowledge of ancient languages or even situations in which both things could be true. There is something that makes a good driver for instance a great driver, or a good NFL quarterback into a great QB, it is something called situational awareness and that is what this passage speaks of.</text:p>
      <text:p text:style-name="P3">Proverbs 26:4 and 5 may look contradictory on the surface level, but what is not shown is the situation in which both of these are used. For example, if the argument is just for argument’s sake and someone is just looking for a reaction do not answer them. You will just look foolish for being baited into a useless conversation or argument. On the other hand if it has to deal with important things and wrong things are being said then yes answer those arguments of fools because when it comes to important things, especially things of God you are to stand on the truth.</text:p>
      <text:p text:style-name="P3" loext:marker-style-name="T2">When the world wants to bait you into a useless conversation it is better to just walk away. It will save you time and energy and help keep your witness intact, however if that conversation viers towards things of the bible and it is wrong things about the Word of God or God himself you are to correct them. The bible says in Matthew 18:18 “<text:span text:style-name="T2">“I tell you the truth, </text:span><text:soft-page-break/><text:span text:style-name="T2">whatever you forbid on earth will be forbidden in heaven, and whatever you permit on earth will be permitted in heaven.”. We are to stand firm on the things of God.</text:span><text:span text:style-name="T2"/></text:p>
      <text:p text:style-name="P3" loext:marker-style-name="T2"><text:span text:style-name="T2">Remember this week to continue and the Grace and Peace that only Christ can give you. Stay in your Bibles and continue in prayers to your Holy Father in Heaven. And as always keep all of us here at New Life in your prayers. </text:span><text:span text:style-name="T2"/></text:p>
      <text:p text:style-name="P3" loext:marker-style-name="T2"><text:span text:style-name="T2">Thank You. </text:span><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document-statistic meta:table-count="0" meta:image-count="0" meta:object-count="0" meta:page-count="2" meta:paragraph-count="8" meta:word-count="414" meta:character-count="2225" meta:non-whitespace-character-count="1817"/>
    <meta:generator>LibreOffice/25.2.3.1$Linux_X86_64 LibreOffice_project/520$Build-1</meta:generator>
  </office:meta>
</office:document-meta>
</file>